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5.708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2.9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8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9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0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style:use-window-font-color="true" loext:opacity="0%" style:font-name="Times New Roman" fo:font-size="12pt" fo:language="fr" fo:country="FR" fo:font-style="normal" style:text-underline-style="none" fo:font-weight="normal" officeooo:rsid="00066c68" officeooo:paragraph-rsid="00179303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2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5" style:family="paragraph" style:parent-style-name="Standard"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7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8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19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0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1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2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2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2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222bf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2344c6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20f1be" style:font-name-asian="Times New Roman" style:font-size-asian="12pt" style:font-style-asian="normal" style:font-weight-asian="normal" style:font-name-complex="Times New Roman" style:font-size-complex="10pt"/>
    </style:style>
    <style:style style:name="T23" style:family="text">
      <style:text-properties style:use-window-font-color="true" loext:opacity="0%" style:font-name="Times New Roman" fo:font-size="12pt" fo:language="fr" fo:country="FR" fo:font-style="normal" fo:font-weight="normal" officeooo:rsid="0021e749" style:font-name-asian="Times New Roman" style:font-size-asian="12pt" style:font-style-asian="normal" style:font-weight-asian="normal" style:font-name-complex="Times New Roman" style:font-size-complex="10pt"/>
    </style:style>
    <style:style style:name="T24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1e749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22bf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style:use-window-font-color="true" loext:opacity="0%" style:font-name="Times New Roman" fo:font-size="11pt" fo:language="fr" fo:country="FR" officeooo:rsid="001d831b" style:font-name-asian="Times New Roman" style:font-size-asian="11pt" style:font-name-complex="Times New Roman" style:font-size-complex="10pt"/>
    </style:style>
    <style:style style:name="T29" style:family="text">
      <style:text-properties style:text-underline-style="none" officeooo:rsid="0001da38"/>
    </style:style>
    <style:style style:name="T30" style:family="text">
      <style:text-properties fo:font-size="11pt" officeooo:rsid="0001da38" style:font-size-asian="11pt"/>
    </style:style>
    <style:style style:name="T31" style:family="text">
      <style:text-properties officeooo:rsid="0020a9e5"/>
    </style:style>
    <style:style style:name="T32" style:family="text">
      <style:text-properties officeooo:rsid="0021e749"/>
    </style:style>
    <style:style style:name="T33" style:family="text">
      <style:text-properties officeooo:rsid="00222bfd"/>
    </style:style>
    <style:style style:name="T3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/>
            <text:p text:style-name="P21">STAGE ANR MARITEM</text:p>
            <text:p text:style-name="P21">ENC M2 TNAH</text:p>
            <text:p text:style-name="P11"/>
            <text:p text:style-name="P11"/>
          </table:table-cell>
          <table:table-cell table:style-name="Table1.B1" office:value-type="string">
            <text:p text:style-name="P12"/>
            <text:p text:style-name="P13"/>
            <text:p text:style-name="P14">C.R. REUNION <text:span text:style-name="T32">7</text:span></text:p>
          </table:table-cell>
          <table:table-cell table:style-name="Table1.C1" table:number-columns-spanned="2" office:value-type="string">
            <text:p text:style-name="P16"/>
            <text:p text:style-name="P15">Date<text:tab/>: <text:span text:style-name="T32">6/</text:span>0<text:span text:style-name="T32">4/</text:span>20<text:span text:style-name="T12">21</text:span></text:p>
            <text:p text:style-name="P15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7"/>
            <text:p text:style-name="Standard"><text:span text:style-name="T2">Participants</text:span><text:span text:style-name="T1"> :</text:span><text:tab/></text:p>
            <text:p text:style-name="P23"><text:span text:style-name="T30">Mme </text:span><text:span text:style-name="T28">Mariotti</text:span><text:span text:style-name="T30">, Mr Tuloup</text:span></text:p>
            <text:p text:style-name="P22"/>
          </table:table-cell>
          <table:covered-table-cell/>
          <table:covered-table-cell/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1"> : </text:span><text:span text:style-name="T21">Création du document ODD de référence pour le Manuscrit du Roi.</text:span></text:p>
            <text:p text:style-name="P3"><text:span text:style-name="T20">Prochaine réunion : </text:span><text:span text:style-name="T23">14</text:span><text:span text:style-name="T22">/04/2021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7"><text:span text:style-name="T14">- </text:span><text:span text:style-name="T15">Echanges relatifs à </text:span><text:span text:style-name="T16">la </text:span><text:span text:style-name="T18">l’avancement</text:span><text:span text:style-name="T16"> de l’ODD</text:span><text:span text:style-name="T15"> </text:span><text:span text:style-name="T18">et répartition des tâches.</text:span></text:p>
            <text:p text:style-name="P7"><text:span text:style-name="T18">- Révision du fichier ODD modèle du dépôt Github.</text:span></text:p>
            <text:p text:style-name="P9"><text:span text:style-name="T5">R</text:span><text:span text:style-name="T4">emarques</text:span><text:span text:style-name="T7"> </text:span><text:span text:style-name="T10">:</text:span><text:span text:style-name="T8"> </text:span></text:p>
            <text:p text:style-name="P26"><text:span text:style-name="T17">- </text:span><text:span text:style-name="T18">Avancée dans le processus de transformation des deux fichiers JSON en MEI </text:span><text:span text:style-name="T19">via Python et XSLT</text:span><text:span text:style-name="T18">.</text:span></text:p>
            <text:p text:style-name="P26"><text:span text:style-name="T18">- </text:span><text:span text:style-name="T19">Discussion du choix des balises MEI dans une prochaine réunion.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29">:</text:span></text:p>
            <text:p text:style-name="P8"><text:span text:style-name="T9">- </text:span><text:span text:style-name="T26">Lister sur un document Word les éléments nécessaires à la création de l’ODD.</text:span></text:p>
            <text:p text:style-name="P8"><text:span text:style-name="T26"/></text:p>
            <text:p text:style-name="P8"><text:span text:style-name="T24">- </text:span><text:span text:style-name="T27">S’appuyer sur ces éléments pour la création du fichier ODD</text:span><text:span text:style-name="T25">.</text:span></text:p>
            <text:p text:style-name="P8"><text:span text:style-name="T25"/></text:p>
            <text:p text:style-name="P8"><text:span text:style-name="T25">- </text:span><text:span text:style-name="T27">Etudier la documentation du fichier XML source.</text:span></text:p>
            <text:p text:style-name="P10"/>
          </table:table-cell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4-06T16:19:35.046938347</dc:date>
    <meta:print-date>2002-06-11T10:46:00</meta:print-date>
    <meta:editing-cycles>21</meta:editing-cycles>
    <meta:editing-duration>PT7H34M11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20" meta:word-count="128" meta:character-count="723" meta:non-whitespace-character-count="613"/>
  </office:meta>
</office:document-meta>
</file>